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991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635" officeooo:paragraph-rsid="000e7635"/>
    </style:style>
    <style:style style:name="P2" style:family="paragraph" style:parent-style-name="Standard">
      <style:text-properties officeooo:rsid="000efed3" officeooo:paragraph-rsid="000efed3"/>
    </style:style>
    <style:style style:name="P3" style:family="paragraph" style:parent-style-name="Standard">
      <style:text-properties officeooo:rsid="00140611" officeooo:paragraph-rsid="00140611"/>
    </style:style>
    <style:style style:name="P4" style:family="paragraph" style:parent-style-name="Standard">
      <style:text-properties officeooo:rsid="00140611" officeooo:paragraph-rsid="001f99dd"/>
    </style:style>
    <style:style style:name="P5" style:family="paragraph" style:parent-style-name="Standard">
      <style:text-properties officeooo:rsid="001b01af" officeooo:paragraph-rsid="001b01af"/>
    </style:style>
    <style:style style:name="P6" style:family="paragraph" style:parent-style-name="Standard">
      <style:text-properties fo:font-weight="bold" officeooo:rsid="000e7635" officeooo:paragraph-rsid="000e7635" style:font-weight-asian="bold" style:font-weight-complex="bold"/>
    </style:style>
    <style:style style:name="P7" style:family="paragraph" style:parent-style-name="Standard">
      <style:text-properties fo:font-weight="bold" officeooo:rsid="00159379" officeooo:paragraph-rsid="00159379" style:font-weight-asian="bold" style:font-weight-complex="bold"/>
    </style:style>
    <style:style style:name="P8" style:family="paragraph" style:parent-style-name="Standard">
      <style:text-properties fo:font-size="14pt" fo:font-weight="bold" officeooo:rsid="001b01af" officeooo:paragraph-rsid="001b01af" style:font-size-asian="14pt" style:font-weight-asian="bold" style:font-size-complex="14pt" style:font-weight-complex="bold"/>
    </style:style>
    <style:style style:name="P9" style:family="paragraph" style:parent-style-name="Table_20_Contents">
      <style:text-properties officeooo:rsid="001b84e2" officeooo:paragraph-rsid="001b84e2"/>
    </style:style>
    <style:style style:name="P10" style:family="paragraph" style:parent-style-name="Table_20_Contents">
      <style:text-properties fo:font-weight="bold" officeooo:rsid="001b84e2" officeooo:paragraph-rsid="001b84e2" style:font-weight-asian="bold" style:font-weight-complex="bold"/>
    </style:style>
    <style:style style:name="P11" style:family="paragraph" style:parent-style-name="Table_20_Contents">
      <style:text-properties officeooo:rsid="001ca45f" officeooo:paragraph-rsid="001ca45f"/>
    </style:style>
    <style:style style:name="P12" style:family="paragraph" style:parent-style-name="Table_20_Contents">
      <style:text-properties officeooo:rsid="002265f4" officeooo:paragraph-rsid="002265f4"/>
    </style:style>
    <style:style style:name="P13" style:family="paragraph" style:parent-style-name="Table_20_Contents">
      <style:text-properties officeooo:rsid="002e0b6e" officeooo:paragraph-rsid="002e0b6e"/>
    </style:style>
    <style:style style:name="P14" style:family="paragraph" style:parent-style-name="Standard">
      <style:text-properties officeooo:rsid="0032d843" officeooo:paragraph-rsid="0032d843"/>
    </style:style>
    <style:style style:name="P15" style:family="paragraph" style:parent-style-name="Standard">
      <style:paragraph-properties fo:line-height="150%"/>
      <style:text-properties officeooo:rsid="0032d843" officeooo:paragraph-rsid="0032d843"/>
    </style:style>
    <style:style style:name="P16" style:family="paragraph" style:parent-style-name="Standard">
      <style:text-properties fo:font-weight="bold" officeooo:rsid="0032d843" officeooo:paragraph-rsid="0032d843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normal" officeooo:rsid="0032d843" officeooo:paragraph-rsid="0032d843" style:font-weight-asian="normal" style:font-weight-complex="normal"/>
    </style:style>
    <style:style style:name="P18" style:family="paragraph" style:parent-style-name="Table_20_Contents" style:list-style-name="L1">
      <style:text-properties fo:font-weight="bold" officeooo:rsid="001ca45f" officeooo:paragraph-rsid="001ca45f" style:font-weight-asian="bold" style:font-weight-complex="bold"/>
    </style:style>
    <style:style style:name="P19" style:family="paragraph" style:parent-style-name="Table_20_Contents" style:list-style-name="L2">
      <style:text-properties fo:font-weight="bold" officeooo:rsid="001ca45f" officeooo:paragraph-rsid="001ca45f" style:font-weight-asian="bold" style:font-weight-complex="bold"/>
    </style:style>
    <style:style style:name="P20" style:family="paragraph" style:parent-style-name="Table_20_Contents" style:list-style-name="L3">
      <style:text-properties fo:font-weight="bold" officeooo:rsid="001ca45f" officeooo:paragraph-rsid="001ca45f" style:font-weight-asian="bold" style:font-weight-complex="bold"/>
    </style:style>
    <style:style style:name="P21" style:family="paragraph" style:parent-style-name="Table_20_Contents" style:list-style-name="L4">
      <style:text-properties fo:font-weight="bold" officeooo:rsid="001ca45f" officeooo:paragraph-rsid="001ca45f" style:font-weight-asian="bold" style:font-weight-complex="bold"/>
    </style:style>
    <style:style style:name="P22" style:family="paragraph" style:parent-style-name="Table_20_Contents" style:list-style-name="L5">
      <style:text-properties fo:font-weight="bold" officeooo:rsid="001ca45f" officeooo:paragraph-rsid="001ca45f" style:font-weight-asian="bold" style:font-weight-complex="bold"/>
    </style:style>
    <style:style style:name="P23" style:family="paragraph" style:parent-style-name="Table_20_Contents" style:list-style-name="L6">
      <style:text-properties fo:font-weight="bold" officeooo:rsid="001ca45f" officeooo:paragraph-rsid="001ca45f" style:font-weight-asian="bold" style:font-weight-complex="bold"/>
    </style:style>
    <style:style style:name="P24" style:family="paragraph" style:parent-style-name="Table_20_Contents" style:list-style-name="L6">
      <style:text-properties fo:font-weight="bold" officeooo:rsid="00254988" officeooo:paragraph-rsid="00254988" style:font-weight-asian="bold" style:font-weight-complex="bold"/>
    </style:style>
    <style:style style:name="P25" style:family="paragraph" style:parent-style-name="Table_20_Contents" style:list-style-name="L1">
      <style:text-properties officeooo:rsid="001ca45f" officeooo:paragraph-rsid="001ca45f"/>
    </style:style>
    <style:style style:name="P26" style:family="paragraph" style:parent-style-name="Table_20_Contents" style:list-style-name="L2">
      <style:text-properties officeooo:rsid="001ca45f" officeooo:paragraph-rsid="001ca45f"/>
    </style:style>
    <style:style style:name="P27" style:family="paragraph" style:parent-style-name="Table_20_Contents" style:list-style-name="L3">
      <style:text-properties officeooo:rsid="001ca45f" officeooo:paragraph-rsid="001ca45f"/>
    </style:style>
    <style:style style:name="P28" style:family="paragraph" style:parent-style-name="Table_20_Contents" style:list-style-name="L5">
      <style:text-properties officeooo:rsid="001ca45f" officeooo:paragraph-rsid="001ca45f"/>
    </style:style>
    <style:style style:name="P29" style:family="paragraph" style:parent-style-name="Table_20_Contents" style:list-style-name="L6">
      <style:text-properties officeooo:rsid="001ca45f" officeooo:paragraph-rsid="001ca45f"/>
    </style:style>
    <style:style style:name="P30" style:family="paragraph" style:parent-style-name="Table_20_Contents" style:list-style-name="L3">
      <style:text-properties fo:color="#c9211e" loext:opacity="100%" officeooo:rsid="001ca45f" officeooo:paragraph-rsid="001ca45f"/>
    </style:style>
    <style:style style:name="P31" style:family="paragraph" style:parent-style-name="Table_20_Contents" style:list-style-name="L4">
      <style:text-properties fo:color="#c9211e" loext:opacity="100%" officeooo:rsid="001ca45f" officeooo:paragraph-rsid="001ca45f"/>
    </style:style>
    <style:style style:name="P32" style:family="paragraph" style:parent-style-name="Table_20_Contents" style:list-style-name="L6">
      <style:text-properties fo:color="#c9211e" loext:opacity="100%" officeooo:rsid="001ca45f" officeooo:paragraph-rsid="001ca45f"/>
    </style:style>
    <style:style style:name="P33" style:family="paragraph" style:parent-style-name="Table_20_Contents" style:list-style-name="L3">
      <style:text-properties fo:color="#c9211e" loext:opacity="100%" officeooo:rsid="002e0b6e" officeooo:paragraph-rsid="002e0b6e"/>
    </style:style>
    <style:style style:name="P34" style:family="paragraph" style:parent-style-name="Table_20_Contents" style:list-style-name="L6">
      <style:text-properties fo:font-weight="normal" officeooo:rsid="00279a70" officeooo:paragraph-rsid="00279a70" style:font-weight-asian="normal" style:font-weight-complex="normal"/>
    </style:style>
    <style:style style:name="P35" style:family="paragraph" style:parent-style-name="Table_20_Contents">
      <style:text-properties officeooo:rsid="002265f4" officeooo:paragraph-rsid="002265f4"/>
    </style:style>
    <style:style style:name="P36" style:family="paragraph">
      <loext:graphic-properties draw:fill-color="#ffffff"/>
    </style:style>
    <style:style style:name="P37" style:family="paragraph">
      <loext:graphic-properties draw:fill-color="#ffffff"/>
      <style:text-properties fo:font-size="12pt"/>
    </style:style>
    <style:style style:name="P38" style:family="paragraph">
      <style:paragraph-properties fo:text-align="center"/>
    </style:style>
    <style:style style:name="P39" style:family="paragraph">
      <style:paragraph-properties style:writing-mode="lr-tb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font-size="12pt"/>
    </style:style>
    <style:style style:name="P44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2265f4"/>
    </style:style>
    <style:style style:name="T2" style:family="text">
      <style:text-properties fo:font-weight="bold" officeooo:rsid="002265f4" style:font-weight-asian="bold" style:font-weight-complex="bold"/>
    </style:style>
    <style:style style:name="T3" style:family="text">
      <style:text-properties officeooo:rsid="002382b9"/>
    </style:style>
    <style:style style:name="T4" style:family="text">
      <style:text-properties officeooo:rsid="0024c575"/>
    </style:style>
    <style:style style:name="T5" style:family="text">
      <style:text-properties officeooo:rsid="002aaea1"/>
    </style:style>
    <style:style style:name="T6" style:family="text">
      <style:text-properties officeooo:rsid="002ad841"/>
    </style:style>
    <style:style style:name="T7" style:family="text">
      <style:text-properties officeooo:rsid="002cc984"/>
    </style:style>
    <style:style style:name="T8" style:family="text">
      <style:text-properties officeooo:rsid="002df791"/>
    </style:style>
    <style:style style:name="T9" style:family="text">
      <style:text-properties officeooo:rsid="002e0b6e"/>
    </style:style>
    <style:style style:name="T10" style:family="text">
      <style:text-properties officeooo:rsid="0032d843"/>
    </style:style>
    <style:style style:name="T11" style:family="text">
      <style:text-properties officeooo:rsid="00348968"/>
    </style:style>
    <style:style style:name="T12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0835in" fo:min-width="0.5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563in" fo:min-width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039in" fo:min-width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791in" fo:min-width="1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0382in" fo:min-width="0.0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0382in" fo:min-width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0335in" fo:min-width="0.0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7417in" fo:min-width="2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083in" fo:min-width="1.8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0535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0472in" fo:min-width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0425in" fo:min-width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3654in" fo:min-width="0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1043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5744in" fo:min-width="0.1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4957in" fo:min-width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6146in" fo:min-width="0.9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689in" fo:min-width="1.1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6201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5283in" fo:min-width="0.9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5752in" fo:min-width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4992in" fo:min-width="1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7209in" fo:min-width="3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4535in" fo:min-width="0.9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color="#000000" draw:fill-color="#ffffff" draw:textarea-horizontal-align="justify" draw:textarea-vertical-align="middle" draw:auto-grow-height="false" fo:min-height="0.4437in" fo:min-width="0.7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3484in" fo:min-width="0.642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elds and Attributes 3NF</text:p>
      <text:p text:style-name="P5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18156597392">
          <table:table-cell table:style-name="Table1.A1" office:value-type="string">
            <text:p text:style-name="P10">Entities</text:p>
          </table:table-cell>
          <table:table-cell table:style-name="Table1.A1" office:value-type="string">
            <text:p text:style-name="P10">Attributes</text:p>
          </table:table-cell>
          <table:table-cell table:style-name="Table1.C1" office:value-type="string">
            <text:p text:style-name="P10">Relationship</text:p>
          </table:table-cell>
        </table:table-row>
        <table:table-row table:style-name="TableLine2918156604736">
          <table:table-cell table:style-name="Table1.A2" office:value-type="string">
            <text:p text:style-name="P9">User</text:p>
          </table:table-cell>
          <table:table-cell table:style-name="Table1.A2" office:value-type="string">
            <text:list xml:id="list2302686669" text:style-name="L1">
              <text:list-item>
                <text:p text:style-name="P18">user_ID</text:p>
              </text:list-item>
              <text:list-item>
                <text:p text:style-name="P25">user_name</text:p>
              </text:list-item>
              <text:list-item>
                <text:p text:style-name="P25">user_email</text:p>
              </text:list-item>
              <text:list-item>
                <text:p text:style-name="P25">user_password</text:p>
              </text:list-item>
            </text:list>
          </table:table-cell>
          <table:table-cell table:style-name="Table1.C2" office:value-type="string">
            <text:p text:style-name="P12"/>
          </table:table-cell>
        </table:table-row>
        <table:table-row table:style-name="TableLine2918156608272">
          <table:table-cell table:style-name="Table1.A2" office:value-type="string">
            <text:p text:style-name="P9">Librarian</text:p>
          </table:table-cell>
          <table:table-cell table:style-name="Table1.A2" office:value-type="string">
            <text:list xml:id="list3392959742" text:style-name="L2">
              <text:list-item>
                <text:p text:style-name="P19">librarian_ID</text:p>
              </text:list-item>
              <text:list-item>
                <text:p text:style-name="P26">librarian_name</text:p>
              </text:list-item>
              <text:list-item>
                <text:p text:style-name="P26">librarian_email</text:p>
              </text:list-item>
              <text:list-item>
                <text:p text:style-name="P26">librarian_password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918156607184">
          <table:table-cell table:style-name="Table1.A2" office:value-type="string">
            <text:p text:style-name="P9">Book</text:p>
          </table:table-cell>
          <table:table-cell table:style-name="Table1.A2" office:value-type="string">
            <text:list xml:id="list2156629359" text:style-name="L3">
              <text:list-item>
                <text:p text:style-name="P20">book_ID</text:p>
              </text:list-item>
              <text:list-item>
                <text:p text:style-name="P27">book_title</text:p>
              </text:list-item>
              <text:list-item>
                <text:p text:style-name="P27">book_author</text:p>
              </text:list-item>
              <text:list-item>
                <text:p text:style-name="P27">book_year</text:p>
              </text:list-item>
              <text:list-item>
                <text:p text:style-name="P27">book_summary</text:p>
              </text:list-item>
              <text:list-item>
                <text:p text:style-name="P30">genre_ID</text:p>
              </text:list-item>
              <text:list-item>
                <text:p text:style-name="P30">librarian_ID</text:p>
              </text:list-item>
              <text:list-item>
                <text:p text:style-name="P33">language_ID</text:p>
              </text:list-item>
              <text:list-item>
                <text:p text:style-name="P27">book_added</text:p>
              </text:list-item>
            </text:list>
          </table:table-cell>
          <table:table-cell table:style-name="Table1.C2" office:value-type="string">
            <text:p text:style-name="Table_20_Contents"><text:span text:style-name="T2">-</text:span><text:span text:style-name="T1"> </text:span><text:span text:style-name="T6">Many books</text:span><text:span text:style-name="T1"> can be downloaded by many users <text:s text:c="2"/>(</text:span><text:span text:style-name="T5">M</text:span><text:span text:style-name="T1"> : M).</text:span></text:p>
            <text:p text:style-name="P12">- Many books can be added by one librarian (M : 1)</text:p>
            <text:p text:style-name="P12">- <text:span text:style-name="T10">Many Books can have one language (1 -M)</text:span></text:p>
          </table:table-cell>
        </table:table-row>
        <table:table-row table:style-name="TableLine2918156603920">
          <table:table-cell table:style-name="Table1.A2" office:value-type="string">
            <text:p text:style-name="P9">Download</text:p>
          </table:table-cell>
          <table:table-cell table:style-name="Table1.A2" office:value-type="string">
            <text:list xml:id="list2081343347" text:style-name="L4">
              <text:list-item>
                <text:p text:style-name="P21">download_ID</text:p>
              </text:list-item>
              <text:list-item>
                <text:p text:style-name="P31">user_ID</text:p>
              </text:list-item>
              <text:list-item>
                <text:p text:style-name="P31">book_ID</text:p>
              </text:list-item>
            </text:list>
          </table:table-cell>
          <table:table-cell table:style-name="Table1.C2" office:value-type="string">
            <text:p text:style-name="Table_20_Contents">- <text:span text:style-name="T7">Many books</text:span><text:span text:style-name="T4"> can be downloaded by many users <text:s text:c="3"/>(M : M)</text:span></text:p>
          </table:table-cell>
        </table:table-row>
        <table:table-row table:style-name="TableLine2918156591408">
          <table:table-cell table:style-name="Table1.A2" office:value-type="string">
            <text:p text:style-name="P9">Genre</text:p>
          </table:table-cell>
          <table:table-cell table:style-name="Table1.A2" office:value-type="string">
            <text:list xml:id="list2963638861" text:style-name="L5">
              <text:list-item>
                <text:p text:style-name="P22">genre_ID</text:p>
              </text:list-item>
              <text:list-item>
                <text:p text:style-name="P28">genre_nam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918156595488">
          <table:table-cell table:style-name="Table1.A2" office:value-type="string">
            <text:p text:style-name="P9">Admin</text:p>
          </table:table-cell>
          <table:table-cell table:style-name="Table1.A2" office:value-type="string">
            <text:list xml:id="list98522982" text:style-name="L6">
              <text:list-item>
                <text:p text:style-name="P23">admin_ID</text:p>
              </text:list-item>
              <text:list-item>
                <text:p text:style-name="P29">admin_name</text:p>
              </text:list-item>
              <text:list-item>
                <text:p text:style-name="P29">admin_email</text:p>
              </text:list-item>
              <text:list-item>
                <text:p text:style-name="P29">admin_password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918156597664">
          <table:table-cell table:style-name="Table1.A2" office:value-type="string">
            <text:p text:style-name="P11">rating</text:p>
          </table:table-cell>
          <table:table-cell table:style-name="Table1.A2" office:value-type="string">
            <text:list xml:id="list183941669708204" text:continue-numbering="true" text:style-name="L6">
              <text:list-item>
                <text:p text:style-name="P23">rating_ID</text:p>
              </text:list-item>
              <text:list-item>
                <text:p text:style-name="P29">rating_star</text:p>
              </text:list-item>
              <text:list-item>
                <text:p text:style-name="P32">user_ID</text:p>
              </text:list-item>
              <text:list-item>
                <text:p text:style-name="P32">book_ID</text:p>
              </text:list-item>
            </text:list>
          </table:table-cell>
          <table:table-cell table:style-name="Table1.C2" office:value-type="string">
            <text:p text:style-name="Table_20_Contents">- <text:span text:style-name="T3">One book can be rated by many <text:s/>users </text:span><text:span text:style-name="T8">and One user can rate many books</text:span><text:span text:style-name="T3"> (M : M)</text:span></text:p>
          </table:table-cell>
        </table:table-row>
        <table:table-row table:style-name="TableLine2918156598208">
          <table:table-cell table:style-name="Table1.A2" office:value-type="string">
            <text:p text:style-name="P13">Language</text:p>
          </table:table-cell>
          <table:table-cell table:style-name="Table1.A2" office:value-type="string">
            <text:list xml:id="list183941798615186" text:continue-numbering="true" text:style-name="L6">
              <text:list-item>
                <text:p text:style-name="P24"><text:span text:style-name="T9">language</text:span>_ID</text:p>
              </text:list-item>
              <text:list-item>
                <text:p text:style-name="P34"><text:span text:style-name="T9">language</text:span>_<text:span text:style-name="T9">name</text:span>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DATA FLOW DIAGRAM </text:p>
      <text:p text:style-name="P1"/>
      <text:p text:style-name="P2">Data Flow Diagram for admin Login</text:p>
      <text:p text:style-name="P1"/>
      <text:p text:style-name="P1"/>
      <text:p text:style-name="P1"><draw:custom-shape text:anchor-type="paragraph" draw:z-index="0" draw:name="Shape1" draw:style-name="gr27" draw:text-style-name="P42" svg:width="1.0213in" svg:height="0.5543in" svg:x="-0.048in" svg:y="1.5756in"><text:p text:style-name="P41">Admin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" draw:name="Shape2" draw:style-name="gr26" draw:text-style-name="P42" svg:width="1.0213in" svg:height="0.6276in" svg:x="1.7752in" svg:y="1.5445in"><text:p text:style-name="P41">Log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0" draw:name="Shape2_1" draw:style-name="gr17" draw:text-style-name="P42" svg:width="1.1252in" svg:height="0.7004in" svg:x="4.452in" svg:y="0.1236in"><text:p text:style-name="P41">Add/Delete</text:p><text:p text:style-name="P41"><text:s/>Libraria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6" draw:name="Shape3_1" draw:style-name="gr21" draw:text-style-name="P42" svg:width="0.9689in" svg:height="0.5858in" svg:x="1.7646in" svg:y="0.0362in"><text:p text:style-name="P41">Libraria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6" draw:style-name="gr13" draw:text-style-name="P36" svg:width="0.1776in" svg:height="0.2398in" svg:x="4.2752in" svg:y="0.1425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line text:anchor-type="paragraph" draw:z-index="16" draw:name="Shape10" draw:style-name="gr4" draw:text-style-name="P38" svg:x1="2.7335in" svg:y1="0.0965in" svg:x2="4.4524in" svg:y2="0.0756in"><text:p/></draw:line></text:p>
      <text:p text:style-name="P1"/>
      <text:p text:style-name="P1"><draw:custom-shape text:anchor-type="paragraph" draw:z-index="14" draw:name="Shape8" draw:style-name="gr14" draw:text-style-name="P36" svg:width="0.198in" svg:height="0.4169in" svg:x="2.1602in" svg:y="0.119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1" draw:name="Shape2_4" draw:style-name="gr17" draw:text-style-name="P42" svg:width="1.1252in" svg:height="0.7004in" svg:x="5.5354in" svg:y="0.1299in"><text:p text:style-name="P41">Add/Delete</text:p><text:p text:style-name="P41"><text:s/>Gen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" draw:name="Shape3" draw:style-name="gr25" draw:text-style-name="P42" svg:width="0.9587in" svg:height="0.5024in" svg:x="3.5665in" svg:y="0.0008in"><text:p text:style-name="P41">Genre/ </text:p><text:p text:style-name="P41">Langua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7" draw:style-name="gr12" draw:text-style-name="P36" svg:width="0.2398in" svg:height="0.2713in" svg:x="5.2957in" svg:y="0.1382in"><text:p/><draw:enhanced-geometry svg:viewBox="0 0 21600 21600" draw:text-areas="?f4 ?f4 ?f3 ?f3" draw:type="star4" draw:modifiers="7553.75722543353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custom-shape text:anchor-type="paragraph" draw:z-index="13" draw:name="Shape7" draw:style-name="gr15" draw:text-style-name="P36" svg:width="0.615in" svg:height="0.2087in" svg:x="2.8583in" svg:y="0.0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5" draw:name="Shape9" draw:style-name="gr4" draw:text-style-name="P38" svg:x1="4.5252in" svg:y1="0.1028in" svg:x2="5.5354in" svg:y2="0.0819in"><text:p/></draw:line><draw:custom-shape text:anchor-type="paragraph" draw:z-index="38" draw:name="Shape26" draw:style-name="gr1" draw:text-style-name="P36" svg:width="0.6461in" svg:height="0.1669in" svg:x="1.0772in" svg:y="0.0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7" draw:name="Shape25_0" draw:style-name="gr2" draw:text-style-name="P36" svg:width="0.2398in" svg:height="0.7504in" svg:x="2.848in" svg:y="0.1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2" draw:name="Shape6" draw:style-name="gr16" draw:text-style-name="P36" svg:width="0.365in" svg:height="0.6567in" svg:x="2.1811in" svg:y="0.1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9" draw:name="Shape3_3" draw:style-name="gr18" draw:text-style-name="P44" svg:width="1.0217in" svg:height="0.6803in" svg:x="1.9311in" svg:y="3.0382in"><text:p text:style-name="P43"><text:span text:style-name="T12">Changed </text:span></text:p><text:p text:style-name="P43"><text:span text:style-name="T12">Successfull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3_4" draw:style-name="gr10" draw:text-style-name="P40" svg:width="1.9378in" svg:height="0.563in" svg:x="2.9937in" svg:y="0.1236in"><text:p text:style-name="P39">Get full report on all being</text:p><text:p text:style-name="P39">Done on the platfor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7" draw:name="Shape5" draw:style-name="gr20" draw:text-style-name="P42" svg:width="0.8858in" svg:height="1.2398in" svg:x="1.9311in" svg:y="0.0571in"><text:p text:style-name="P41">Setting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><draw:custom-shape text:anchor-type="paragraph" draw:z-index="24" draw:name="Shape18" draw:style-name="gr11" draw:text-style-name="P36" svg:width="0.313in" svg:height="0.3024in" svg:x="1.6189in" svg:y="0.1736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line text:anchor-type="paragraph" draw:z-index="20" draw:name="Shape14" draw:style-name="gr4" draw:text-style-name="P38" svg:x1="1.452in" svg:y1="2.6587in" svg:x2="1.452in" svg:y2="0.1484in"><text:p/></draw:line><draw:line text:anchor-type="paragraph" draw:z-index="21" draw:name="Shape15" draw:style-name="gr4" draw:text-style-name="P38" svg:x1="1.452in" svg:y1="0.1484in" svg:x2="1.9311in" svg:y2="0.1173in"><text:p/></draw:line></text:p>
      <text:p text:style-name="P3">After completing all </text:p>
      <text:p text:style-name="P3">the tasks Logout and </text:p>
      <text:p text:style-name="P4"><draw:custom-shape text:anchor-type="paragraph" draw:z-index="5" draw:name="Shape4_0" draw:style-name="gr22" draw:text-style-name="P42" svg:width="0.9067in" svg:height="0.5752in" svg:x="-0.0374in" svg:y="0.5819in"><text:p text:style-name="P41"><text:s/>Logout</text:p><draw:enhanced-geometry svg:viewBox="0 0 21600 21600" draw:type="rectangle" draw:enhanced-path="M 0 0 L 21600 0 21600 21600 0 21600 0 0 Z N"/></draw:custom-shape><draw:custom-shape text:anchor-type="paragraph" draw:z-index="8" draw:name="Shape3_2" draw:style-name="gr19" draw:text-style-name="P42" svg:width="1.2189in" svg:height="0.763in" svg:x="1.8583in" svg:y="0.4984in"><text:p text:style-name="P41">Password </text:p><text:p text:style-name="P41">Chan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11" draw:style-name="gr4" draw:text-style-name="P38" svg:x1="2.3685in" svg:y1="0.1465in" svg:x2="2.3583in" svg:y2="0.4984in"><text:p/></draw:line><draw:line text:anchor-type="paragraph" draw:z-index="18" draw:name="Shape12" draw:style-name="gr4" draw:text-style-name="P38" svg:x1="2.3791in" svg:y1="1.261in" svg:x2="2.3791in" svg:y2="1.6965in"><text:p/></draw:line><draw:line text:anchor-type="paragraph" draw:z-index="19" draw:name="Shape13" draw:style-name="gr4" draw:text-style-name="P38" svg:x1="1.9311in" svg:y1="2.0839in" svg:x2="1.452in" svg:y2="2.0839in"><text:p/></draw:line>return to the Main </text:p>
      <text:p text:style-name="P4">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USE CASE DIAGRAM FOR USER</text:p>
      <text:p text:style-name="P3"/>
      <text:p text:style-name="P3"/>
      <text:p text:style-name="P3"><draw:custom-shape text:anchor-type="paragraph" draw:z-index="3" draw:name="Shape4" draw:style-name="gr24" draw:text-style-name="P40" svg:width="3.1776in" svg:height="0.7213in" svg:x="3.848in" svg:y="0.0016in"><text:p text:style-name="P39"><text:s/>Search Books by topic, Book Name, Most </text:p><text:p text:style-name="P39"><text:s/>rated</text:p><draw:enhanced-geometry svg:viewBox="0 0 21600 21600" draw:type="rectangle" draw:enhanced-path="M 0 0 L 21600 0 21600 21600 0 21600 0 0 Z N"/></draw:custom-shape></text:p>
      <text:p text:style-name="P3"><draw:custom-shape text:anchor-type="paragraph" draw:z-index="31" draw:name="Shape22" draw:style-name="gr8" draw:text-style-name="P36" svg:width="0.2189in" svg:height="0.1878in" svg:x="3.6811in" svg:y="0.1138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><draw:line text:anchor-type="paragraph" draw:z-index="28" draw:name="Shape19" draw:style-name="gr4" draw:text-style-name="P38" svg:x1="1.8898in" svg:y1="0.7764in" svg:x2="3.848in" svg:y2="0.0055in"><text:p/></draw:line></text:p>
      <text:p text:style-name="P3"/>
      <text:p text:style-name="P3"/>
      <text:p text:style-name="P3"/>
      <text:p text:style-name="P3"><draw:custom-shape text:anchor-type="paragraph" draw:z-index="26" draw:name="Shape4_2" draw:style-name="gr9" draw:text-style-name="P40" svg:width="2.3335in" svg:height="0.7421in" svg:x="3.8374in" svg:y="0.1327in"><text:p text:style-name="P39"><text:s/>Read summary of a book,</text:p><text:p text:style-name="P39"><text:s/>But download is required for full</text:p><text:p text:style-name="P39"><text:s/>Reading (download after Login)</text:p><draw:enhanced-geometry svg:viewBox="0 0 21600 21600" draw:type="rectangle" draw:enhanced-path="M 0 0 L 21600 0 21600 21600 0 21600 0 0 Z N"/></draw:custom-shape></text:p>
      <text:p text:style-name="P3"><draw:custom-shape text:anchor-type="paragraph" draw:z-index="4" draw:name="Shape2_0" draw:style-name="gr23" draw:text-style-name="P40" svg:width="1.7606in" svg:height="0.7067in" svg:x="0.1917in" svg:y="-0.0008in"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41">USER</text:p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41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29" draw:name="Shape20" draw:style-name="gr4" draw:text-style-name="P38" svg:x1="2.2126in" svg:y1="0.1992in" svg:x2="3.8378in" svg:y2="0.1783in"><text:p/></draw:line><draw:custom-shape text:anchor-type="paragraph" draw:z-index="32" draw:name="Shape23" draw:style-name="gr7" draw:text-style-name="P36" svg:width="0.2295in" svg:height="0.2189in" svg:x="3.6083in" svg:y="0.0638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/>
      <text:p text:style-name="P3"/>
      <text:p text:style-name="P3"><draw:line text:anchor-type="paragraph" draw:z-index="30" draw:name="Shape21" draw:style-name="gr4" draw:text-style-name="P38" svg:x1="2.0457in" svg:y1="0.0827in" svg:x2="3.8685in" svg:y2="0.937in"><text:p/></draw:line></text:p>
      <text:p text:style-name="P3"><draw:line text:anchor-type="paragraph" draw:z-index="35" draw:name="Shape21_0" draw:style-name="gr4" draw:text-style-name="P38" svg:x1="1.5252in" svg:y1="0.1201in" svg:x2="3.9106in" svg:y2="1.839in"><text:p/></draw:line></text:p>
      <text:p text:style-name="P3"/>
      <text:p text:style-name="P3"><draw:custom-shape text:anchor-type="paragraph" draw:z-index="27" draw:name="Shape4_3" draw:style-name="gr5" draw:text-style-name="P40" svg:width="1.3858in" svg:height="0.4795in" svg:x="3.8689in" svg:y="0.1016in"><text:p text:style-name="P39"><text:s/>Can rate a book</text:p><draw:enhanced-geometry svg:viewBox="0 0 21600 21600" draw:type="rectangle" draw:enhanced-path="M 0 0 L 21600 0 21600 21600 0 21600 0 0 Z N"/></draw:custom-shape></text:p>
      <text:p text:style-name="P3"><draw:custom-shape text:anchor-type="paragraph" draw:z-index="33" draw:name="Shape24_1" draw:style-name="gr6" draw:text-style-name="P36" svg:width="0.2189in" svg:height="0.2189in" svg:x="3.702in" svg:y="0.0555in"><text:p/>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custom-shape text:anchor-type="paragraph" draw:z-index="36" draw:name="Shape24_0" draw:style-name="gr3" draw:text-style-name="P37" svg:width="0.2197in" svg:height="0.2197in" svg:x="3.702in" svg:y="1.1055in"><text:p/>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><draw:custom-shape text:anchor-type="paragraph" draw:z-index="34" draw:name="Shape4_4" draw:style-name="gr5" draw:text-style-name="P40" svg:width="1.3858in" svg:height="0.4795in" svg:x="3.9102in" svg:y="0.0764in"><text:p text:style-name="P39"><text:s/>Can subscribe to </text:p><text:p text:style-name="P39"><text:s/>The platform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Reports: </text:p>
      <text:p text:style-name="P14"/>
      <text:p text:style-name="P16">1. Periodic Reports: </text:p>
      <text:p text:style-name="P14"/>
      <text:p text:style-name="P15">Periodic reports are issued on regularly scheduled dates. They are generally upward directed and serve management control. Preprinted forms and computer-generated data contribute to uniformity of periodic reports. </text:p>
      <text:p text:style-name="P14"/>
      <text:p text:style-name="P16"><text:span text:style-name="T11">2</text:span>. Informational or Analytical Reports:</text:p>
      <text:p text:style-name="P14"/>
      <text:p text:style-name="P17">Informational reports (annual reports) carry objective information from one area of an organization to another. Analytical reports (scientific research, feasibility reports) present attempts to solve problem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11:57:54.021000000</meta:creation-date>
    <dc:date>2021-11-10T18:39:40.617000000</dc:date>
    <meta:editing-duration>PT10H43M47S</meta:editing-duration>
    <meta:editing-cycles>16</meta:editing-cycles>
    <meta:generator>LibreOffice/7.1.4.2$Windows_X86_64 LibreOffice_project/a529a4fab45b75fefc5b6226684193eb000654f6</meta:generator>
    <meta:document-statistic meta:table-count="1" meta:image-count="0" meta:object-count="0" meta:page-count="4" meta:paragraph-count="61" meta:word-count="232" meta:character-count="1382" meta:non-whitespace-character-count="1229"/>
  </office:meta>
</office:document-meta>
</file>